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Lohit Devanagari2" svg:font-family="'Lohit Devanagar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85in" table:align="left" style:writing-mode="lr-tb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1.0215in"/>
    </style:style>
    <style:style style:name="Table1.C" style:family="table-column">
      <style:table-column-properties style:column-width="2.6993in"/>
    </style:style>
    <style:style style:name="Table1.D" style:family="table-column">
      <style:table-column-properties style:column-width="1.864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WW8Num2"/>
    <style:style style:name="P3" style:family="paragraph" style:parent-style-name="Text_20_body" style:list-style-name="WW8Num3"/>
    <style:style style:name="P4" style:family="paragraph" style:parent-style-name="Text_20_body" style:list-style-name="WW8Num4"/>
    <style:style style:name="P5" style:family="paragraph" style:parent-style-name="Text_20_body" style:list-style-name="WW8Num5"/>
    <style:style style:name="P6" style:family="paragraph" style:parent-style-name="Text_20_body" style:list-style-name="WW8Num6"/>
    <style:style style:name="P7" style:family="paragraph" style:parent-style-name="Text_20_body">
      <style:paragraph-properties fo:margin-top="0in" fo:margin-bottom="0.0835i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able_20_Contents">
      <style:paragraph-properties style:snap-to-layout-grid="false"/>
    </style:style>
    <style:style style:name="P11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Heading">
      <style:paragraph-properties fo:text-align="center" style:justify-single-word="false"/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2">Download<text:span text:style-name="T1"> </text:span>Integration<text:span text:style-name="T1"> </text:span>for<text:span text:style-name="T1"> </text:span>the<text:span text:style-name="T1"> </text:span>Red<text:span text:style-name="T1"> </text:span>Hat<text:span text:style-name="T1"> </text:span>Market<text:span text:style-name="T1"> </text:span>Place</text:p>
      <text:p text:style-name="P8"/>
      <text:p text:style-name="P12">Technical<text:span text:style-name="T1"> </text:span>Specification</text:p>
      <text:p text:style-name="P1"/>
      <text:p text:style-name="P1">Version<text:span text:style-name="T2"> </text:span>1.1,<text:span text:style-name="T2"> </text:span>January<text:span text:style-name="T2"> </text:span>2011</text:p>
      <text:p text:style-name="P1">Geert<text:span text:style-name="T2"> </text:span>Jansen<text:span text:style-name="T2"> </text:span>&lt;gjansen@redhat.com&gt;</text:p>
      <text:p text:style-name="Standard"/>
      <text:h text:style-name="Heading_20_1" text:outline-level="1">Background</text:h>
      <text:p text:style-name="Text_20_body">The<text:span text:style-name="T2"> </text:span>Red<text:span text:style-name="T2"> </text:span>Hat<text:span text:style-name="T2"> </text:span>market<text:span text:style-name="T2"> </text:span>place<text:span text:style-name="T2"> </text:span>is<text:span text:style-name="T2"> </text:span>a<text:span text:style-name="T2"> </text:span>catalog<text:span text:style-name="T2"> </text:span>of<text:span text:style-name="T2"> </text:span>ISV<text:span text:style-name="T2"> </text:span>applications<text:span text:style-name="T2"> </text:span>that<text:span text:style-name="T2"> </text:span>are<text:span text:style-name="T2"> </text:span>integrated<text:span text:style-name="T2"> </text:span>with<text:span text:style-name="T2"> </text:span>Red<text:span text:style-name="T2"> </text:span>Hat<text:span text:style-name="T2"> </text:span>Enterprise<text:span text:style-name="T2"> </text:span>Virtualization.<text:span text:style-name="T2"> </text:span>One<text:span text:style-name="T2"> </text:span>requirement<text:span text:style-name="T2"> </text:span>for<text:span text:style-name="T2"> </text:span>participation<text:span text:style-name="T2"> </text:span>in<text:span text:style-name="T2"> </text:span>the<text:span text:style-name="T2"> </text:span>Market<text:span text:style-name="T2"> </text:span>Place<text:span text:style-name="T2"> </text:span>is<text:span text:style-name="T2"> </text:span>provide<text:span text:style-name="T2"> </text:span>a<text:span text:style-name="T2"> </text:span>downloadable<text:span text:style-name="T2"> </text:span>evaluation<text:span text:style-name="T2"> </text:span>version<text:span text:style-name="T2"> </text:span>to<text:span text:style-name="T2"> </text:span>users<text:span text:style-name="T2"> </text:span>of<text:span text:style-name="T2"> </text:span>the<text:span text:style-name="T2"> </text:span>Market<text:span text:style-name="T2"> </text:span>Place.<text:span text:style-name="T2"> </text:span>The<text:span text:style-name="T2"> </text:span>downloadable<text:span text:style-name="T2"> </text:span>eval<text:span text:style-name="T2"> </text:span>must<text:span text:style-name="T2"> </text:span>be<text:span text:style-name="T2"> </text:span>hosted<text:span text:style-name="T2"> </text:span>on<text:span text:style-name="T2"> </text:span>the<text:span text:style-name="T2"> </text:span>ISV<text:span text:style-name="T2"> </text:span>web<text:span text:style-name="T2"> </text:span>page,<text:span text:style-name="T2"> </text:span>and<text:span text:style-name="T2"> </text:span>is<text:span text:style-name="T2"> </text:span>hooked<text:span text:style-name="T2"> </text:span>into<text:span text:style-name="T2"> </text:span>the<text:span text:style-name="T2"> </text:span>market<text:span text:style-name="T2"> </text:span>place<text:span text:style-name="T2"> </text:span>using<text:span text:style-name="T2"> </text:span>a<text:span text:style-name="T2"> </text:span>simple,<text:span text:style-name="T2"> </text:span>POST<text:span text:style-name="T2"> </text:span>based<text:span text:style-name="T2"> </text:span>download<text:span text:style-name="T2"> </text:span>protocol.<text:span text:style-name="T2"> </text:span>This<text:span text:style-name="T2"> </text:span>document<text:span text:style-name="T2"> </text:span>provides<text:span text:style-name="T2"> </text:span>the<text:span text:style-name="T2"> </text:span>technical<text:span text:style-name="T2"> </text:span>specification<text:span text:style-name="T2"> </text:span>of<text:span text:style-name="T2"> </text:span>this<text:span text:style-name="T2"> </text:span>download<text:span text:style-name="T2"> </text:span>protocol.</text:p>
      <text:h text:style-name="Heading_20_1" text:outline-level="1">Overview</text:h>
      <text:p text:style-name="Text_20_body">The<text:span text:style-name="T2"> </text:span>download<text:span text:style-name="T2"> </text:span>integration<text:span text:style-name="T2"> </text:span>is<text:span text:style-name="T2"> </text:span>conceptually<text:span text:style-name="T2"> </text:span>similar<text:span text:style-name="T2"> </text:span>to<text:span text:style-name="T2"> </text:span>how<text:span text:style-name="T2"> </text:span>many<text:span text:style-name="T2"> </text:span>vendors<text:span text:style-name="T2"> </text:span>currently<text:span text:style-name="T2"> </text:span>provide<text:span text:style-name="T2"> </text:span>an<text:span text:style-name="T2"> </text:span>evaluation<text:span text:style-name="T2"> </text:span>download.<text:span text:style-name="T2"> </text:span>Often,<text:span text:style-name="T2"> </text:span>these<text:span text:style-name="T2"> </text:span>evaluation<text:span text:style-name="T2"> </text:span>work<text:span text:style-name="T2"> </text:span>flows<text:span text:style-name="T2"> </text:span>work<text:span text:style-name="T2"> </text:span>like<text:span text:style-name="T2"> </text:span>this:</text:p>
      <text:list xml:id="list1457541378" text:style-name="WW8Num2">
        <text:list-item>
          <text:p text:style-name="P2">The<text:span text:style-name="T2"> </text:span>user<text:span text:style-name="T2"> </text:span>is<text:span text:style-name="T2"> </text:span>on<text:span text:style-name="T2"> </text:span>the<text:span text:style-name="T2"> </text:span>ISV<text:span text:style-name="T2"> </text:span>web<text:span text:style-name="T2"> </text:span>page,<text:span text:style-name="T2"> </text:span>and<text:span text:style-name="T2"> </text:span>clicks<text:span text:style-name="T2"> </text:span>a<text:span text:style-name="T2"> “</text:span>download<text:span text:style-name="T2"> </text:span>eval<text:span text:style-name="T2"> </text:span>version<text:span text:style-name="T2">” </text:span>link.</text:p>
        </text:list-item>
        <text:list-item>
          <text:p text:style-name="P2">The<text:span text:style-name="T2"> </text:span>user<text:span text:style-name="T2"> </text:span>is<text:span text:style-name="T2"> </text:span>redirected<text:span text:style-name="T2"> </text:span>to<text:span text:style-name="T2"> </text:span>a<text:span text:style-name="T2"> </text:span>form.<text:span text:style-name="T2"> </text:span>The<text:span text:style-name="T2"> </text:span>form<text:span text:style-name="T2"> </text:span>would<text:span text:style-name="T2"> </text:span>ask<text:span text:style-name="T2"> </text:span>for<text:span text:style-name="T2"> </text:span>details<text:span text:style-name="T2"> </text:span>on<text:span text:style-name="T2"> </text:span>the<text:span text:style-name="T2"> </text:span>user<text:span text:style-name="T2"> </text:span>name,<text:span text:style-name="T2"> </text:span>address,<text:span text:style-name="T2"> </text:span>company,<text:span text:style-name="T2"> </text:span>etc.<text:span text:style-name="T2"> </text:span>This<text:span text:style-name="T2"> </text:span>information<text:span text:style-name="T2"> </text:span>would<text:span text:style-name="T2"> </text:span>be<text:span text:style-name="T2"> </text:span>captured<text:span text:style-name="T2"> </text:span>as<text:span text:style-name="T2"> </text:span>a<text:span text:style-name="T2"> </text:span>lead.</text:p>
        </text:list-item>
        <text:list-item>
          <text:p text:style-name="P2">The<text:span text:style-name="T2"> </text:span>user<text:span text:style-name="T2"> </text:span>may<text:span text:style-name="T2"> </text:span>also<text:span text:style-name="T2"> </text:span>need<text:span text:style-name="T2"> </text:span>to<text:span text:style-name="T2"> </text:span>accept<text:span text:style-name="T2"> </text:span>an<text:span text:style-name="T2"> </text:span>End-User<text:span text:style-name="T2"> </text:span>License<text:span text:style-name="T2"> </text:span>Agreement,<text:span text:style-name="T2"> </text:span>as<text:span text:style-name="T2"> </text:span>part<text:span text:style-name="T2"> </text:span>of<text:span text:style-name="T2"> </text:span>the<text:span text:style-name="T2"> </text:span>form.</text:p>
        </text:list-item>
        <text:list-item>
          <text:p text:style-name="P2">The<text:span text:style-name="T2"> </text:span>user<text:span text:style-name="T2"> </text:span>fills<text:span text:style-name="T2"> </text:span>in<text:span text:style-name="T2"> </text:span>the<text:span text:style-name="T2"> </text:span>form<text:span text:style-name="T2"> </text:span>and<text:span text:style-name="T2"> </text:span>presses<text:span text:style-name="T2"> “</text:span>Submit<text:span text:style-name="T2">”</text:span>.<text:span text:style-name="T2"> </text:span>This<text:span text:style-name="T2"> </text:span>will<text:span text:style-name="T2"> </text:span>result<text:span text:style-name="T2"> </text:span>in<text:span text:style-name="T2"> </text:span>a<text:span text:style-name="T2"> </text:span>HTTP<text:span text:style-name="T2"> </text:span>POST<text:span text:style-name="T2"> </text:span>call<text:span text:style-name="T2"> </text:span>to<text:span text:style-name="T2"> </text:span>a<text:span text:style-name="T2"> </text:span>form<text:span text:style-name="T2"> </text:span>handler.</text:p>
        </text:list-item>
        <text:list-item>
          <text:p text:style-name="P2">The<text:span text:style-name="T2"> </text:span>handler<text:span text:style-name="T2"> </text:span>may<text:span text:style-name="T2"> </text:span>perform<text:span text:style-name="T2"> </text:span>some<text:span text:style-name="T2"> </text:span>checks<text:span text:style-name="T2"> </text:span>on<text:span text:style-name="T2"> </text:span>the<text:span text:style-name="T2"> </text:span>user<text:span text:style-name="T2"> </text:span>data,<text:span text:style-name="T2"> </text:span>and<text:span text:style-name="T2"> </text:span>would<text:span text:style-name="T2"> </text:span>then<text:span text:style-name="T2"> </text:span>store<text:span text:style-name="T2"> </text:span>the<text:span text:style-name="T2"> </text:span>user's<text:span text:style-name="T2"> </text:span>information<text:span text:style-name="T2"> </text:span>as<text:span text:style-name="T2"> </text:span>a<text:span text:style-name="T2"> </text:span>lead<text:span text:style-name="T2"> </text:span>in<text:span text:style-name="T2"> </text:span>a<text:span text:style-name="T2"> </text:span>database.</text:p>
        </text:list-item>
        <text:list-item>
          <text:p text:style-name="P2">The<text:span text:style-name="T2"> </text:span>file<text:span text:style-name="T2"> </text:span>is<text:span text:style-name="T2"> </text:span>downloaded,<text:span text:style-name="T2"> </text:span>either<text:span text:style-name="T2"> </text:span>directly<text:span text:style-name="T2"> </text:span>as<text:span text:style-name="T2"> </text:span>a<text:span text:style-name="T2"> </text:span>result<text:span text:style-name="T2"> </text:span>of<text:span text:style-name="T2"> </text:span>the<text:span text:style-name="T2"> </text:span>POST,<text:span text:style-name="T2"> </text:span>or<text:span text:style-name="T2"> </text:span>via<text:span text:style-name="T2"> </text:span>an<text:span text:style-name="T2"> </text:span>intermediary<text:span text:style-name="T2"> </text:span>link<text:span text:style-name="T2"> </text:span>that<text:span text:style-name="T2"> </text:span>is<text:span text:style-name="T2"> </text:span>generated<text:span text:style-name="T2"> </text:span>by<text:span text:style-name="T2"> </text:span>the<text:span text:style-name="T2"> </text:span>POST<text:span text:style-name="T2"> </text:span>handler.</text:p>
        </text:list-item>
      </text:list>
      <text:p text:style-name="Text_20_body">From<text:span text:style-name="T2"> </text:span>the<text:span text:style-name="T2"> </text:span>ISV<text:span text:style-name="T2"> </text:span>point<text:span text:style-name="T2"> </text:span>of<text:span text:style-name="T2"> </text:span>view,<text:span text:style-name="T2"> </text:span>the<text:span text:style-name="T2"> </text:span>Red<text:span text:style-name="T2"> </text:span>Hat<text:span text:style-name="T2"> </text:span>Market<text:span text:style-name="T2"> </text:span>Place<text:span text:style-name="T2"> </text:span>download<text:span text:style-name="T2"> </text:span>integration<text:span text:style-name="T2"> </text:span>works<text:span text:style-name="T2"> </text:span>identical<text:span text:style-name="T2"> </text:span>to<text:span text:style-name="T2"> </text:span>the<text:span text:style-name="T2"> </text:span>scenario<text:span text:style-name="T2"> </text:span>above,<text:span text:style-name="T2"> </text:span>with<text:span text:style-name="T2"> </text:span>the<text:span text:style-name="T2"> </text:span>exception<text:span text:style-name="T2"> </text:span>that<text:span text:style-name="T2"> </text:span>the<text:span text:style-name="T2"> </text:span>form<text:span text:style-name="T2"> </text:span>is<text:span text:style-name="T2"> </text:span>not<text:span text:style-name="T2"> </text:span>hosted<text:span text:style-name="T2"> </text:span>on<text:span text:style-name="T2"> </text:span>the<text:span text:style-name="T2"> </text:span>ISV<text:span text:style-name="T2"> </text:span>web<text:span text:style-name="T2"> </text:span>site<text:span text:style-name="T2"> </text:span>but<text:span text:style-name="T2"> </text:span>is<text:span text:style-name="T2"> </text:span>located<text:span text:style-name="T2"> </text:span>on<text:span text:style-name="T2"> </text:span>the<text:span text:style-name="T2"> </text:span>market<text:span text:style-name="T2"> </text:span>place.<text:span text:style-name="T2"> </text:span>When<text:span text:style-name="T2"> </text:span>a<text:span text:style-name="T2"> </text:span>user<text:span text:style-name="T2"> </text:span>clicks<text:span text:style-name="T2"> “</text:span>Download<text:span text:style-name="T2">” </text:span>for<text:span text:style-name="T2"> </text:span>an<text:span text:style-name="T2"> </text:span>ISV<text:span text:style-name="T2"> </text:span>application,<text:span text:style-name="T2"> </text:span>the<text:span text:style-name="T2"> </text:span>following<text:span text:style-name="T2"> </text:span>will<text:span text:style-name="T2"> </text:span>happen:</text:p>
      <text:list xml:id="list1902308296" text:style-name="WW8Num3">
        <text:list-item>
          <text:p text:style-name="P3">The<text:span text:style-name="T2"> </text:span>user<text:span text:style-name="T2"> </text:span>is<text:span text:style-name="T2"> </text:span>on<text:span text:style-name="T2"> </text:span>the<text:span text:style-name="T2"> </text:span>market<text:span text:style-name="T2"> </text:span>place,<text:span text:style-name="T2"> </text:span>and<text:span text:style-name="T2"> </text:span>clicks<text:span text:style-name="T2"> </text:span>a<text:span text:style-name="T2"> “</text:span>download<text:span text:style-name="T2"> </text:span>now<text:span text:style-name="T2">” </text:span>button.</text:p>
        </text:list-item>
        <text:list-item>
          <text:p text:style-name="P3">The<text:span text:style-name="T2"> </text:span>market<text:span text:style-name="T2"> </text:span>place<text:span text:style-name="T2"> </text:span>will<text:span text:style-name="T2"> </text:span>ensure<text:span text:style-name="T2"> </text:span>that<text:span text:style-name="T2"> </text:span>the<text:span text:style-name="T2"> </text:span>user<text:span text:style-name="T2"> </text:span>is<text:span text:style-name="T2"> </text:span>logged<text:span text:style-name="T2"> </text:span>in<text:span text:style-name="T2"> </text:span>with<text:span text:style-name="T2"> </text:span>his<text:span text:style-name="T2"> </text:span>redhat.com<text:span text:style-name="T2"> </text:span>account.<text:span text:style-name="T2"> </text:span>If<text:span text:style-name="T2"> </text:span>the<text:span text:style-name="T2"> </text:span>user<text:span text:style-name="T2"> </text:span>is<text:span text:style-name="T2"> </text:span>not<text:span text:style-name="T2"> </text:span>logged<text:span text:style-name="T2"> </text:span>on,<text:span text:style-name="T2"> </text:span>he<text:span text:style-name="T2"> </text:span>will<text:span text:style-name="T2"> </text:span>be<text:span text:style-name="T2"> </text:span>prompted<text:span text:style-name="T2"> </text:span>to<text:span text:style-name="T2"> </text:span>do<text:span text:style-name="T2"> </text:span>so.</text:p>
        </text:list-item>
        <text:list-item>
          <text:p text:style-name="P3">A<text:span text:style-name="T2"> </text:span>text<text:span text:style-name="T2"> </text:span>is<text:span text:style-name="T2"> </text:span>displayed<text:span text:style-name="T2"> </text:span>where<text:span text:style-name="T2"> </text:span>the<text:span text:style-name="T2"> </text:span>user<text:span text:style-name="T2"> </text:span>can<text:span text:style-name="T2"> “</text:span>opt<text:span text:style-name="T2"> </text:span>in<text:span text:style-name="T2">” </text:span>to<text:span text:style-name="T2"> </text:span>sharing<text:span text:style-name="T2"> </text:span>his<text:span text:style-name="T2"> </text:span>contact<text:span text:style-name="T2"> </text:span>details<text:span text:style-name="T2"> </text:span>with<text:span text:style-name="T2"> </text:span>the<text:span text:style-name="T2"> </text:span>vendor.<text:span text:style-name="T2"> <text:s/></text:span>Also,<text:span text:style-name="T2"> </text:span>if<text:span text:style-name="T2"> </text:span>a<text:span text:style-name="T2"> </text:span>EULA<text:span text:style-name="T2"> </text:span>is<text:span text:style-name="T2"> </text:span>configured<text:span text:style-name="T2"> </text:span>for<text:span text:style-name="T2"> </text:span>the<text:span text:style-name="T2"> </text:span>download,<text:span text:style-name="T2"> </text:span>it<text:span text:style-name="T2"> </text:span>will<text:span text:style-name="T2"> </text:span>be<text:span text:style-name="T2"> </text:span>displayed<text:span text:style-name="T2"> </text:span>at<text:span text:style-name="T2"> </text:span>the<text:span text:style-name="T2"> </text:span>same<text:span text:style-name="T2"> </text:span>time.<text:span text:style-name="T2"> </text:span>Unless<text:span text:style-name="T2"> </text:span>the<text:span text:style-name="T2"> </text:span>user<text:span text:style-name="T2"> </text:span>acknowledges<text:span text:style-name="T2"> </text:span>both<text:span text:style-name="T2"> </text:span>the<text:span text:style-name="T2"> </text:span>opt-in<text:span text:style-name="T2"> </text:span>as<text:span text:style-name="T2"> </text:span>well<text:span text:style-name="T2"> </text:span>as<text:span text:style-name="T2"> </text:span>the<text:span text:style-name="T2"> </text:span>EULA,<text:span text:style-name="T2"> </text:span>the<text:span text:style-name="T2"> </text:span>download<text:span text:style-name="T2"> </text:span>cannot<text:span text:style-name="T2"> </text:span>proceed.</text:p>
        </text:list-item>
        <text:list-item>
          <text:p text:style-name="P3"><text:soft-page-break/>A<text:span text:style-name="T2"> </text:span>hidden<text:span text:style-name="T2"> </text:span>&lt;form&gt;<text:span text:style-name="T2"> </text:span>is<text:span text:style-name="T2"> </text:span>generated<text:span text:style-name="T2"> </text:span>by<text:span text:style-name="T2"> </text:span>the<text:span text:style-name="T2"> </text:span>market<text:span text:style-name="T2"> </text:span>place<text:span text:style-name="T2"> </text:span>with<text:span text:style-name="T2"> </text:span>pre-populated<text:span text:style-name="T2"> </text:span>fields<text:span text:style-name="T2"> </text:span>containing<text:span text:style-name="T2"> </text:span>all<text:span text:style-name="T2"> </text:span>user<text:span text:style-name="T2"> </text:span>information,<text:span text:style-name="T2"> </text:span>and<text:span text:style-name="T2"> </text:span>the<text:span text:style-name="T2"> </text:span>EULA<text:span text:style-name="T2"> </text:span>information.<text:span text:style-name="T2"> </text:span>The<text:span text:style-name="T2"> </text:span>form's<text:span text:style-name="T2"> “</text:span>action<text:span text:style-name="T2">” </text:span>refers<text:span text:style-name="T2"> </text:span>to<text:span text:style-name="T2"> </text:span>a<text:span text:style-name="T2"> </text:span>POST<text:span text:style-name="T2"> </text:span>entry<text:span text:style-name="T2"> </text:span>point<text:span text:style-name="T2"> </text:span>on<text:span text:style-name="T2"> </text:span>the<text:span text:style-name="T2"> </text:span>ISV<text:span text:style-name="T2"> </text:span>web<text:span text:style-name="T2"> </text:span>site.<text:span text:style-name="T2"> </text:span>The<text:span text:style-name="T2"> </text:span>form<text:span text:style-name="T2"> </text:span>is<text:span text:style-name="T2"> </text:span>submitted<text:span text:style-name="T2"> </text:span>automatically.</text:p>
        </text:list-item>
        <text:list-item>
          <text:p text:style-name="P3">The<text:span text:style-name="T2"> </text:span>ISV<text:span text:style-name="T2"> </text:span>web<text:span text:style-name="T2"> </text:span>site<text:span text:style-name="T2"> </text:span>receives<text:span text:style-name="T2"> </text:span>the<text:span text:style-name="T2"> </text:span>form<text:span text:style-name="T2"> </text:span>data<text:span text:style-name="T2"> </text:span>and<text:span text:style-name="T2"> </text:span>can<text:span text:style-name="T2"> </text:span>process<text:span text:style-name="T2"> </text:span>it.<text:span text:style-name="T2"> </text:span>The<text:span text:style-name="T2"> </text:span>handler<text:span text:style-name="T2"> </text:span>may<text:span text:style-name="T2"> </text:span>do<text:span text:style-name="T2"> </text:span>some<text:span text:style-name="T2"> </text:span>checks<text:span text:style-name="T2"> </text:span>and<text:span text:style-name="T2"> </text:span>may<text:span text:style-name="T2"> </text:span>store<text:span text:style-name="T2"> </text:span>the<text:span text:style-name="T2"> </text:span>information<text:span text:style-name="T2"> </text:span>as<text:span text:style-name="T2"> </text:span>a<text:span text:style-name="T2"> </text:span>lead.</text:p>
        </text:list-item>
        <text:list-item>
          <text:p text:style-name="P3">The<text:span text:style-name="T2"> </text:span>ISV<text:span text:style-name="T2"> </text:span>web<text:span text:style-name="T2"> </text:span>server<text:span text:style-name="T2"> </text:span>will<text:span text:style-name="T2"> </text:span>serve<text:span text:style-name="T2"> </text:span>the<text:span text:style-name="T2"> </text:span>download<text:span text:style-name="T2"> </text:span>directly<text:span text:style-name="T2"> </text:span>or<text:span text:style-name="T2"> </text:span>redirect<text:span text:style-name="T2"> </text:span>to<text:span text:style-name="T2"> </text:span>a<text:span text:style-name="T2"> </text:span>download<text:span text:style-name="T2"> </text:span>location.</text:p>
        </text:list-item>
      </text:list>
      <text:h text:style-name="Heading_20_1" text:outline-level="1">Specification</text:h>
      <text:h text:style-name="Heading_20_2" text:outline-level="2">Handler</text:h>
      <text:p text:style-name="Text_20_body">An<text:span text:style-name="T2"> </text:span>HTTP<text:span text:style-name="T2"> </text:span>entry<text:span text:style-name="T2"> </text:span>point<text:span text:style-name="T2"> </text:span>must<text:span text:style-name="T2"> </text:span>to<text:span text:style-name="T2"> </text:span>be<text:span text:style-name="T2"> </text:span>made<text:span text:style-name="T2"> </text:span>available<text:span text:style-name="T2"> </text:span>by<text:span text:style-name="T2"> </text:span>the<text:span text:style-name="T2"> </text:span>ISV.<text:span text:style-name="T2"> </text:span>The<text:span text:style-name="T2"> </text:span>Red<text:span text:style-name="T2"> </text:span>Hat<text:span text:style-name="T2"> </text:span>Market<text:span text:style-name="T2"> </text:span>Place<text:span text:style-name="T2"> </text:span>will<text:span text:style-name="T2"> </text:span>redirect<text:span text:style-name="T2"> </text:span>a<text:span text:style-name="T2"> </text:span>user's<text:span text:style-name="T2"> </text:span>browser<text:span text:style-name="T2"> </text:span>to<text:span text:style-name="T2"> </text:span>this<text:span text:style-name="T2"> </text:span>entry<text:span text:style-name="T2"> </text:span>point<text:span text:style-name="T2"> </text:span>when<text:span text:style-name="T2"> </text:span>that<text:span text:style-name="T2"> </text:span>user<text:span text:style-name="T2"> </text:span>tries<text:span text:style-name="T2"> </text:span>to<text:span text:style-name="T2"> </text:span>download<text:span text:style-name="T2"> </text:span>the<text:span text:style-name="T2"> </text:span>ISV's<text:span text:style-name="T2"> </text:span>software.<text:span text:style-name="T2"> </text:span>Note<text:span text:style-name="T2"> </text:span>that<text:span text:style-name="T2"> </text:span>this<text:span text:style-name="T2"> </text:span>means<text:span text:style-name="T2"> </text:span>that<text:span text:style-name="T2"> </text:span>the<text:span text:style-name="T2"> </text:span>remote<text:span text:style-name="T2"> </text:span>IP<text:span text:style-name="T2"> </text:span>address<text:span text:style-name="T2"> </text:span>will<text:span text:style-name="T2"> </text:span>be<text:span text:style-name="T2"> </text:span>the<text:span text:style-name="T2"> </text:span>IP<text:span text:style-name="T2"> </text:span>address<text:span text:style-name="T2"> </text:span>of<text:span text:style-name="T2"> </text:span>the<text:span text:style-name="T2"> </text:span>user,<text:span text:style-name="T2"> </text:span>not<text:span text:style-name="T2"> </text:span>a<text:span text:style-name="T2"> </text:span>Red<text:span text:style-name="T2"> </text:span>Hat<text:span text:style-name="T2"> </text:span>IP<text:span text:style-name="T2"> </text:span>address.</text:p>
      <text:p text:style-name="Text_20_body">The<text:span text:style-name="T2"> </text:span>entry<text:span text:style-name="T2"> </text:span>point<text:span text:style-name="T2"> </text:span>must<text:span text:style-name="T2"> </text:span>be<text:span text:style-name="T2"> </text:span>accessible<text:span text:style-name="T2"> </text:span>publicly<text:span text:style-name="T2"> </text:span>over<text:span text:style-name="T2"> </text:span>SSL,<text:span text:style-name="T2"> </text:span>and<text:span text:style-name="T2"> </text:span>with<text:span text:style-name="T2"> </text:span>an<text:span text:style-name="T2"> </text:span>SSL<text:span text:style-name="T2"> </text:span>certificate<text:span text:style-name="T2"> </text:span>that<text:span text:style-name="T2"> </text:span>has<text:span text:style-name="T2"> </text:span>been<text:span text:style-name="T2"> </text:span>signed<text:span text:style-name="T2"> </text:span>by<text:span text:style-name="T2"> </text:span>one<text:span text:style-name="T2"> </text:span>of<text:span text:style-name="T2"> </text:span>the<text:span text:style-name="T2"> </text:span>major<text:span text:style-name="T2"> </text:span>CAs.<text:span text:style-name="T2"> </text:span>Note<text:span text:style-name="T2"> </text:span>that<text:span text:style-name="T2"> </text:span>even<text:span text:style-name="T2"> </text:span>if<text:span text:style-name="T2"> </text:span>the<text:span text:style-name="T2"> </text:span>entry<text:span text:style-name="T2"> </text:span>point<text:span text:style-name="T2"> </text:span>is<text:span text:style-name="T2"> </text:span>publicly<text:span text:style-name="T2"> </text:span>available,<text:span text:style-name="T2"> </text:span>an<text:span text:style-name="T2"> </text:span>authentication<text:span text:style-name="T2"> </text:span>mechanism<text:span text:style-name="T2"> </text:span>is<text:span text:style-name="T2"> </text:span>available<text:span text:style-name="T2"> </text:span>which<text:span text:style-name="T2"> </text:span>is<text:span text:style-name="T2"> </text:span>explained<text:span text:style-name="T2"> </text:span>in<text:span text:style-name="T2"> </text:span>the<text:span text:style-name="T2"> </text:span>next<text:span text:style-name="T2"> </text:span>section.</text:p>
      <text:p text:style-name="Text_20_body">The<text:span text:style-name="T2"> </text:span>entry<text:span text:style-name="T2"> </text:span>point<text:span text:style-name="T2"> </text:span>must<text:span text:style-name="T2"> </text:span>respond<text:span text:style-name="T2"> </text:span>to<text:span text:style-name="T2"> </text:span>a<text:span text:style-name="T2"> </text:span>HTTP<text:span text:style-name="T2"> </text:span>POST<text:span text:style-name="T2"> </text:span>method.<text:span text:style-name="T2"> </text:span>A<text:span text:style-name="T2"> </text:span>number<text:span text:style-name="T2"> </text:span>of<text:span text:style-name="T2"> </text:span>data<text:span text:style-name="T2"> </text:span>fields<text:span text:style-name="T2"> </text:span>will<text:span text:style-name="T2"> </text:span>be<text:span text:style-name="T2"> </text:span>provided<text:span text:style-name="T2"> </text:span>to<text:span text:style-name="T2"> </text:span>the<text:span text:style-name="T2"> </text:span>POST<text:span text:style-name="T2"> </text:span>handler.<text:span text:style-name="T2"> </text:span>The<text:span text:style-name="T2"> </text:span>fields<text:span text:style-name="T2"> </text:span>are<text:span text:style-name="T2"> </text:span>encoded<text:span text:style-name="T2"> </text:span>as<text:span text:style-name="T2"> “</text:span>application/x-www-form-urlencoded<text:span text:style-name="T2">” </text:span>request<text:span text:style-name="T2"> </text:span>body.<text:span text:style-name="T2"> </text:span>Textual<text:span text:style-name="T2"> </text:span>field<text:span text:style-name="T2"> </text:span>values<text:span text:style-name="T2"> </text:span>will<text:span text:style-name="T2"> </text:span>be<text:span text:style-name="T2"> </text:span>UTF-8<text:span text:style-name="T2"> </text:span>encoded<text:span text:style-name="T2"> </text:span>text<text:span text:style-name="T2"> </text:span>unless<text:span text:style-name="T2"> </text:span>mentioned<text:span text:style-name="T2"> </text:span>otherwise.<text:span text:style-name="T2"> </text:span>The<text:span text:style-name="T2"> </text:span>fields<text:span text:style-name="T2"> </text:span>that<text:span text:style-name="T2"> </text:span>are<text:span text:style-name="T2"> </text:span>available<text:span text:style-name="T2"> </text:span>are<text:span text:style-name="T2"> </text:span>described<text:span text:style-name="T2"> </text:span>in<text:span text:style-name="T2"> </text:span>the<text:span text:style-name="T2"> </text:span>Fields<text:span text:style-name="T2"> </text:span>section<text:span text:style-name="T2"> </text:span>below.</text:p>
      <text:p text:style-name="Text_20_body">The<text:span text:style-name="T2"> </text:span>requested<text:span text:style-name="T2"> </text:span>file<text:span text:style-name="T2"> </text:span>must<text:span text:style-name="T2"> </text:span>be<text:span text:style-name="T2"> </text:span>downloadable<text:span text:style-name="T2"> </text:span>directly<text:span text:style-name="T2"> </text:span>in<text:span text:style-name="T2"> </text:span>the<text:span text:style-name="T2"> </text:span>response<text:span text:style-name="T2"> </text:span>to<text:span text:style-name="T2"> </text:span>the<text:span text:style-name="T2"> </text:span>POST<text:span text:style-name="T2"> </text:span>call,<text:span text:style-name="T2"> </text:span>without<text:span text:style-name="T2"> </text:span>any<text:span text:style-name="T2"> </text:span>intermediary<text:span text:style-name="T2"> </text:span>HTML<text:span text:style-name="T2"> </text:span>pages.<text:span text:style-name="T2"> </text:span>This<text:span text:style-name="T2"> </text:span>can<text:span text:style-name="T2"> </text:span>be<text:span text:style-name="T2"> </text:span>done<text:span text:style-name="T2"> </text:span>in<text:span text:style-name="T2"> </text:span>two<text:span text:style-name="T2"> </text:span>ways:</text:p>
      <text:list xml:id="list82695126" text:style-name="WW8Num4">
        <text:list-item>
          <text:p text:style-name="P4">The<text:span text:style-name="T2"> </text:span>POST<text:span text:style-name="T2"> </text:span>call<text:span text:style-name="T2"> </text:span>returns<text:span text:style-name="T2"> </text:span>with<text:span text:style-name="T2"> </text:span>a<text:span text:style-name="T2"> “</text:span>200<text:span text:style-name="T2"> </text:span>Found<text:span text:style-name="T2">” </text:span>status,<text:span text:style-name="T2"> </text:span>and<text:span text:style-name="T2"> </text:span>the<text:span text:style-name="T2"> </text:span>response<text:span text:style-name="T2"> </text:span>body<text:span text:style-name="T2"> </text:span>contains<text:span text:style-name="T2"> </text:span>the<text:span text:style-name="T2"> </text:span>file<text:span text:style-name="T2"> </text:span>itself.</text:p>
        </text:list-item>
        <text:list-item>
          <text:p text:style-name="P4">The<text:span text:style-name="T2"> </text:span>POST<text:span text:style-name="T2"> </text:span>call<text:span text:style-name="T2"> </text:span>returns<text:span text:style-name="T2"> </text:span>with<text:span text:style-name="T2"> </text:span>a<text:span text:style-name="T2"> “</text:span>303<text:span text:style-name="T2"> </text:span>See<text:span text:style-name="T2"> </text:span>Other<text:span text:style-name="T2">” </text:span>status,<text:span text:style-name="T2"> </text:span>and<text:span text:style-name="T2"> </text:span>includes<text:span text:style-name="T2"> <text:s/></text:span>a<text:span text:style-name="T2"> “</text:span>Location<text:span text:style-name="T2">” </text:span>header<text:span text:style-name="T2"> </text:span>with<text:span text:style-name="T2"> </text:span>the<text:span text:style-name="T2"> </text:span>location<text:span text:style-name="T2"> </text:span>where<text:span text:style-name="T2"> </text:span>the<text:span text:style-name="T2"> </text:span>file<text:span text:style-name="T2"> </text:span>is<text:span text:style-name="T2"> </text:span>located.<text:span text:style-name="T2"> </text:span></text:p>
        </text:list-item>
      </text:list>
      <text:p text:style-name="Text_20_body">If<text:span text:style-name="T2"> </text:span>the<text:span text:style-name="T2"> </text:span>download<text:span text:style-name="T2"> </text:span>cannot<text:span text:style-name="T2"> </text:span>be<text:span text:style-name="T2"> </text:span>served<text:span text:style-name="T2"> </text:span>for<text:span text:style-name="T2"> </text:span>whatever<text:span text:style-name="T2"> </text:span>reason,<text:span text:style-name="T2"> </text:span>a<text:span text:style-name="T2"> </text:span>suitable<text:span text:style-name="T2"> </text:span>error<text:span text:style-name="T2"> </text:span>code,<text:span text:style-name="T2"> </text:span>such<text:span text:style-name="T2"> </text:span>as<text:span text:style-name="T2"> </text:span>403<text:span text:style-name="T2"> </text:span>Forbidden,<text:span text:style-name="T2"> </text:span>must<text:span text:style-name="T2"> </text:span>be<text:span text:style-name="T2"> </text:span>returned,<text:span text:style-name="T2"> </text:span>including<text:span text:style-name="T2"> </text:span>a<text:span text:style-name="T2"> </text:span>text/html<text:span text:style-name="T2"> </text:span>response<text:span text:style-name="T2"> </text:span>indicating<text:span text:style-name="T2"> </text:span>the<text:span text:style-name="T2"> </text:span>error.</text:p>
      <text:p text:style-name="Text_20_body">The<text:span text:style-name="T2"> </text:span>following<text:span text:style-name="T2"> </text:span>headers<text:span text:style-name="T2"> </text:span>must<text:span text:style-name="T2"> </text:span>be<text:span text:style-name="T2"> </text:span>set<text:span text:style-name="T2"> </text:span>when<text:span text:style-name="T2"> </text:span>the<text:span text:style-name="T2"> </text:span>file<text:span text:style-name="T2"> </text:span>contents<text:span text:style-name="T2"> </text:span>are<text:span text:style-name="T2"> </text:span>served:</text:p>
      <text:list xml:id="list1155512517" text:style-name="WW8Num5">
        <text:list-item>
          <text:p text:style-name="P5"><text:span text:style-name="T2">“</text:span>Content-Type<text:span text:style-name="T2">” </text:span>should<text:span text:style-name="T2"> </text:span>be<text:span text:style-name="T2"> </text:span>set<text:span text:style-name="T2"> </text:span>to<text:span text:style-name="T2"> “</text:span>application/octet-stream<text:span text:style-name="T2">”</text:span></text:p>
        </text:list-item>
        <text:list-item>
          <text:p text:style-name="P5"><text:span text:style-name="T2">“</text:span>Content-Disposition<text:span text:style-name="T2">” </text:span>should<text:span text:style-name="T2"> </text:span>be<text:span text:style-name="T2"> </text:span>set<text:span text:style-name="T2"> </text:span>to<text:span text:style-name="T2"> “</text:span>attachment;<text:span text:style-name="T2"> </text:span>filename=&lt;filename&gt;<text:span text:style-name="T2">” </text:span>with<text:span text:style-name="T2"> </text:span>&lt;filename&gt;<text:span text:style-name="T2"> </text:span>the<text:span text:style-name="T2"> </text:span>name<text:span text:style-name="T2"> </text:span>of<text:span text:style-name="T2"> </text:span>the<text:span text:style-name="T2"> </text:span>file<text:span text:style-name="T2"> </text:span>as<text:span text:style-name="T2"> </text:span>it<text:span text:style-name="T2"> </text:span>should<text:span text:style-name="T2"> </text:span>be<text:span text:style-name="T2"> </text:span>stored<text:span text:style-name="T2"> </text:span>on<text:span text:style-name="T2"> </text:span>disk.</text:p>
        </text:list-item>
      </text:list>
      <text:h text:style-name="Heading_20_2" text:outline-level="2">Fields</text:h>
      <text:p text:style-name="Text_20_body">The<text:span text:style-name="T2"> </text:span>following<text:span text:style-name="T2"> </text:span>fields<text:span text:style-name="T2"> </text:span>are<text:span text:style-name="T2"> </text:span>available<text:span text:style-name="T2"> </text:span>to<text:span text:style-name="T2"> </text:span>the<text:span text:style-name="T2"> </text:span>POST<text:span text:style-name="T2"> </text:span>handle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ield</text:p>
          </table:table-cell>
          <table:table-cell table:style-name="Table1.A1" office:value-type="string">
            <text:p text:style-name="P11">Optional?</text:p>
          </table:table-cell>
          <table:table-cell table:style-name="Table1.A1" office:value-type="string">
            <text:p text:style-name="P11">Description</text:p>
          </table:table-cell>
          <table:table-cell table:style-name="Table1.D1" office:value-type="string">
            <text:p text:style-name="P11">Example</text:p>
          </table:table-cell>
        </table:table-row>
        <table:table-row table:style-name="Table1.1">
          <table:table-cell table:style-name="Table1.A2" office:value-type="string">
            <text:p text:style-name="P10">company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The<text:span text:style-name="T2"> </text:span>company<text:span text:style-name="T2"> </text:span>this<text:span text:style-name="T2"> </text:span>person<text:span text:style-name="T2"> </text:span>works<text:span text:style-name="T2"> </text:span>for.</text:p>
          </table:table-cell>
          <table:table-cell table:style-name="Table1.D2" office:value-type="string">
            <text:p text:style-name="P10"><text:span text:style-name="T2">“</text:span>Acme<text:span text:style-name="T2"> </text:span>Corp.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title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Job<text:span text:style-name="T2"> </text:span>title<text:span text:style-name="T2"> </text:span>of<text:span text:style-name="T2"> </text:span>person<text:span text:style-name="T2"> </text:span>at<text:span text:style-name="T2"> </text:span>his<text:span text:style-name="T2"> </text:span>company.</text:p>
          </table:table-cell>
          <table:table-cell table:style-name="Table1.D2" office:value-type="string">
            <text:p text:style-name="P10"><text:span text:style-name="T2">“</text:span>Manager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greeting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greeting,<text:span text:style-name="T2"> </text:span>e.g.<text:span text:style-name="T2"> “</text:span>Mr<text:span text:style-name="T2">”</text:span>,<text:span text:style-name="T2"> “</text:span>Ms<text:span text:style-name="T2">”</text:span>,<text:span text:style-name="T2"> </text:span>etc.</text:p>
          </table:table-cell>
          <table:table-cell table:style-name="Table1.D2" office:value-type="string">
            <text:p text:style-name="P10"><text:span text:style-name="T2">“</text:span>Mr.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first_name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user's<text:span text:style-name="T2"> </text:span>first<text:span text:style-name="T2"> </text:span>name</text:p>
          </table:table-cell>
          <table:table-cell table:style-name="Table1.D2" office:value-type="string">
            <text:p text:style-name="P10"><text:span text:style-name="T2">“</text:span>Joe<text:span text:style-name="T2">”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last_name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user's<text:span text:style-name="T2"> </text:span>last<text:span text:style-name="T2"> </text:span>name</text:p>
          </table:table-cell>
          <table:table-cell table:style-name="Table1.D2" office:value-type="string">
            <text:p text:style-name="P10"><text:span text:style-name="T2">“</text:span>Hacker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address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Address,<text:span text:style-name="T2"> </text:span>line<text:span text:style-name="T2"> </text:span>1</text:p>
          </table:table-cell>
          <table:table-cell table:style-name="Table1.D2" office:value-type="string">
            <text:p text:style-name="P10"><text:span text:style-name="T2">“</text:span>200<text:span text:style-name="T2"> </text:span>Main<text:span text:style-name="T2"> </text:span>Street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address2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Address,<text:span text:style-name="T2"> </text:span>line<text:span text:style-name="T2"> </text:span>2</text:p>
          </table:table-cell>
          <table:table-cell table:style-name="Table1.D2" office:value-type="string">
            <text:p text:style-name="P10"><text:span text:style-name="T2">“</text:span>Second<text:span text:style-name="T2"> </text:span>Floor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address3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Address,<text:span text:style-name="T2"> </text:span>line<text:span text:style-name="T2"> </text:span>3</text:p>
          </table:table-cell>
          <table:table-cell table:style-name="Table1.D2" office:value-type="string">
            <text:p text:style-name="P10"><text:span text:style-name="T2">“</text:span>Suite<text:span text:style-name="T2"> </text:span>#200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cit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city</text:p>
          </table:table-cell>
          <table:table-cell table:style-name="Table1.D2" office:value-type="string">
            <text:p text:style-name="P10"><text:span text:style-name="T2">“</text:span>New<text:span text:style-name="T2"> </text:span>York<text:span text:style-name="T2"> </text:span>City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countr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country<text:span text:style-name="T2"> </text:span>code<text:span text:style-name="T2"> </text:span>(ISO-3166-1)</text:p>
          </table:table-cell>
          <table:table-cell table:style-name="Table1.D2" office:value-type="string">
            <text:p text:style-name="P10"><text:span text:style-name="T2">“</text:span>US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state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The<text:span text:style-name="T2"> </text:span>state.<text:span text:style-name="T2"> </text:span>For<text:span text:style-name="T2"> </text:span>US<text:span text:style-name="T2"> </text:span>states,<text:span text:style-name="T2"> </text:span>this<text:span text:style-name="T2"> </text:span>is<text:span text:style-name="T2"> </text:span>the<text:span text:style-name="T2"> </text:span>official<text:span text:style-name="T2"> </text:span>2-letter<text:span text:style-name="T2"> </text:span>abbreviation.<text:span text:style-name="T2"> </text:span>For<text:span text:style-name="T2"> </text:span>other<text:span text:style-name="T2"> </text:span>countries,<text:span text:style-name="T2"> </text:span>free-form<text:span text:style-name="T2"> </text:span>text.</text:p>
          </table:table-cell>
          <table:table-cell table:style-name="Table1.D2" office:value-type="string">
            <text:p text:style-name="P10"><text:span text:style-name="T2">“</text:span>NY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postal_code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postal<text:span text:style-name="T2"> </text:span>code</text:p>
          </table:table-cell>
          <table:table-cell table:style-name="Table1.D2" office:value-type="string">
            <text:p text:style-name="P10"><text:span text:style-name="T2">“</text:span>90210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phone_numbe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Primary<text:span text:style-name="T2"> </text:span>phone<text:span text:style-name="T2"> </text:span>number.<text:span text:style-name="T2"> </text:span>May<text:span text:style-name="T2"> </text:span>include<text:span text:style-name="T2"> </text:span>spaces<text:span text:style-name="T2"> </text:span>and<text:span text:style-name="T2"> </text:span>'+'<text:span text:style-name="T2"> </text:span>sign.</text:p>
          </table:table-cell>
          <table:table-cell table:style-name="Table1.D2" office:value-type="string">
            <text:p text:style-name="P10"><text:span text:style-name="T2">“</text:span>+1<text:span text:style-name="T2"> </text:span>415<text:span text:style-name="T2"> </text:span>123<text:span text:style-name="T2"> </text:span>4567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fax_number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Fax<text:span text:style-name="T2"> </text:span>number.<text:span text:style-name="T2"> </text:span>May<text:span text:style-name="T2"> </text:span>include<text:span text:style-name="T2"> </text:span>spaces<text:span text:style-name="T2"> </text:span>and<text:span text:style-name="T2"> </text:span>'+'<text:span text:style-name="T2"> </text:span>sign.</text:p>
          </table:table-cell>
          <table:table-cell table:style-name="Table1.D2" office:value-type="string">
            <text:p text:style-name="P10"><text:span text:style-name="T2">“</text:span>+1<text:span text:style-name="T2"> </text:span>415<text:span text:style-name="T2"> </text:span>123<text:span text:style-name="T2"> </text:span>4567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emai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email<text:span text:style-name="T2"> </text:span>address</text:p>
          </table:table-cell>
          <table:table-cell table:style-name="Table1.D2" office:value-type="string">
            <text:p text:style-name="P10">"hacker@example.com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eula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The<text:span text:style-name="T2"> </text:span>text<text:span text:style-name="T2"> </text:span>of<text:span text:style-name="T2"> </text:span>the<text:span text:style-name="T2"> </text:span>EULA<text:span text:style-name="T2"> </text:span>related<text:span text:style-name="T2"> </text:span>to<text:span text:style-name="T2"> </text:span>this<text:span text:style-name="T2"> </text:span>download.</text:p>
          </table:table-cell>
          <table:table-cell table:style-name="Table1.D2" office:value-type="string">
            <text:p text:style-name="P10">The<text:span text:style-name="T2"> </text:span>full<text:span text:style-name="T2"> </text:span>English<text:span text:style-name="T2"> </text:span>text<text:span text:style-name="T2"> </text:span>of<text:span text:style-name="T2"> </text:span>the<text:span text:style-name="T2"> </text:span>EULA.</text:p>
          </table:table-cell>
        </table:table-row>
        <table:table-row table:style-name="Table1.1">
          <table:table-cell table:style-name="Table1.A2" office:value-type="string">
            <text:p text:style-name="P10">eula_accepted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Whether<text:span text:style-name="T2"> </text:span>or<text:span text:style-name="T2"> </text:span>not<text:span text:style-name="T2"> </text:span>this<text:span text:style-name="T2"> </text:span>EULA<text:span text:style-name="T2"> </text:span>was<text:span text:style-name="T2"> </text:span>accepted.<text:span text:style-name="T2"> </text:span>Will<text:span text:style-name="T2"> </text:span>be<text:span text:style-name="T2"> </text:span>a<text:span text:style-name="T2"> </text:span>boolean<text:span text:style-name="T2"> “</text:span>true<text:span text:style-name="T2">” </text:span>or<text:span text:style-name="T2"> “</text:span>false<text:span text:style-name="T2">”</text:span>.</text:p>
          </table:table-cell>
          <table:table-cell table:style-name="Table1.D2" office:value-type="string">
            <text:p text:style-name="P10"><text:span text:style-name="T2">“</text:span>true<text:span text:style-name="T2">”</text:span></text:p>
          </table:table-cell>
        </table:table-row>
        <table:table-row table:style-name="Table1.1">
          <table:table-cell table:style-name="Table1.A2" office:value-type="string">
            <text:p text:style-name="P10">file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he<text:span text:style-name="T2"> </text:span>name<text:span text:style-name="T2"> </text:span>of<text:span text:style-name="T2"> </text:span>the<text:span text:style-name="T2"> </text:span>file<text:span text:style-name="T2"> </text:span>that<text:span text:style-name="T2"> </text:span>is<text:span text:style-name="T2"> </text:span>requested.</text:p>
          </table:table-cell>
          <table:table-cell table:style-name="Table1.D2" office:value-type="string">
            <text:p text:style-name="P10"><text:span text:style-name="T2">“</text:span>application.ovf<text:span text:style-name="T2">”</text:span></text:p>
          </table:table-cell>
        </table:table-row>
      </table:table>
      <text:h text:style-name="Heading_20_2" text:outline-level="2">Authentication</text:h>
      <text:p text:style-name="Text_20_body">If<text:span text:style-name="T2"> </text:span>desired,<text:span text:style-name="T2"> </text:span>the<text:span text:style-name="T2"> </text:span>entry<text:span text:style-name="T2"> </text:span>point<text:span text:style-name="T2"> </text:span>can<text:span text:style-name="T2"> </text:span>authenticate<text:span text:style-name="T2"> </text:span>that<text:span text:style-name="T2"> </text:span>the<text:span text:style-name="T2"> </text:span>request<text:span text:style-name="T2"> </text:span>comes<text:span text:style-name="T2"> </text:span>from<text:span text:style-name="T2"> </text:span>the<text:span text:style-name="T2"> </text:span>Red<text:span text:style-name="T2"> </text:span>Hat<text:span text:style-name="T2"> </text:span>Market<text:span text:style-name="T2"> </text:span>Place<text:span text:style-name="T2"> </text:span>as<text:span text:style-name="T2"> </text:span>described<text:span text:style-name="T2"> </text:span>in<text:span text:style-name="T2"> </text:span>this<text:span text:style-name="T2"> </text:span>section.<text:span text:style-name="T2"> </text:span>Authentication<text:span text:style-name="T2"> </text:span>uses<text:span text:style-name="T2"> </text:span>the<text:span text:style-name="T2"> “</text:span>signature<text:span text:style-name="T2">” </text:span>and<text:span text:style-name="T2"> “</text:span>expires<text:span text:style-name="T2">” </text:span>headers.<text:span text:style-name="T2"> </text:span></text:p>
      <text:p text:style-name="Text_20_body">The<text:span text:style-name="T2"> </text:span>signature<text:span text:style-name="T2"> </text:span>is<text:span text:style-name="T2"> </text:span>calculated<text:span text:style-name="T2"> </text:span>using<text:span text:style-name="T2"> </text:span>the<text:span text:style-name="T2"> </text:span>Amazon<text:span text:style-name="T2"> </text:span>Web<text:span text:style-name="T2"> </text:span>Services<text:span text:style-name="T2"> </text:span>signature<text:span text:style-name="T2"> </text:span>scheme<text:span text:style-name="T2"> </text:span>version<text:span text:style-name="T2"> </text:span>2<text:span text:style-name="T2"> </text:span>with<text:span text:style-name="T2"> </text:span>the<text:span text:style-name="T2"> </text:span>HMAC-SHA256<text:span text:style-name="T2"> </text:span>method.<text:span text:style-name="T2"> </text:span>See<text:span text:style-name="T2"> </text:span>[1]<text:span text:style-name="T2"> </text:span>for<text:span text:style-name="T2"> </text:span>a<text:span text:style-name="T2"> </text:span>full<text:span text:style-name="T2"> </text:span>description.</text:p>
      <text:p text:style-name="Text_20_body">The<text:span text:style-name="T2"> </text:span>fields<text:span text:style-name="T2"> </text:span>to<text:span text:style-name="T2"> </text:span>use<text:span text:style-name="T2"> </text:span>when<text:span text:style-name="T2"> </text:span>constructing<text:span text:style-name="T2"> </text:span>CanonicalizedQueryString<text:span text:style-name="T2"> </text:span>are<text:span text:style-name="T2"> </text:span>given<text:span text:style-name="T2"> </text:span>below.<text:span text:style-name="T2"> </text:span>Only<text:span text:style-name="T2"> </text:span>use<text:span text:style-name="T2"> </text:span>the<text:span text:style-name="T2"> </text:span>fields<text:span text:style-name="T2"> </text:span>below,<text:span text:style-name="T2"> </text:span>and<text:span text:style-name="T2"> </text:span>use<text:span text:style-name="T2"> </text:span>none<text:span text:style-name="T2"> </text:span>of<text:span text:style-name="T2"> </text:span>the<text:span text:style-name="T2"> </text:span>fields<text:span text:style-name="T2"> </text:span>defined<text:span text:style-name="T2"> </text:span>for<text:span text:style-name="T2"> </text:span>the<text:span text:style-name="T2"> </text:span>Amazon<text:span text:style-name="T2"> </text:span>API:</text:p>
      <text:list xml:id="list1720046342" text:style-name="WW8Num6">
        <text:list-item>
          <text:p text:style-name="P6">Include<text:span text:style-name="T2"> </text:span>all<text:span text:style-name="T2"> </text:span>fields<text:span text:style-name="T2"> </text:span>from<text:span text:style-name="T2"> </text:span>the<text:span text:style-name="T2"> </text:span>table<text:span text:style-name="T2"> </text:span>in<text:span text:style-name="T2"> </text:span>section<text:span text:style-name="T2"> </text:span>3.2<text:span text:style-name="T2"> </text:span>that<text:span text:style-name="T2"> </text:span>are<text:span text:style-name="T2"> </text:span>provided<text:span text:style-name="T2"> </text:span>in<text:span text:style-name="T2"> </text:span>the<text:span text:style-name="T2"> </text:span>POST<text:span text:style-name="T2"> </text:span>call.<text:span text:style-name="T2"> </text:span>Note<text:span text:style-name="T2"> </text:span>the<text:span text:style-name="T2"> </text:span>difference<text:span text:style-name="T2"> </text:span>between<text:span text:style-name="T2"> </text:span>absent<text:span text:style-name="T2"> </text:span>fields<text:span text:style-name="T2"> </text:span>(i.e.<text:span text:style-name="T2"> </text:span>not<text:span text:style-name="T2"> </text:span>present<text:span text:style-name="T2"> </text:span>in<text:span text:style-name="T2"> </text:span>the<text:span text:style-name="T2"> </text:span>POST<text:span text:style-name="T2"> </text:span>body),<text:span text:style-name="T2"> </text:span>and<text:span text:style-name="T2"> </text:span>fields<text:span text:style-name="T2"> </text:span>with<text:span text:style-name="T2"> </text:span>an<text:span text:style-name="T2"> </text:span>empty<text:span text:style-name="T2"> </text:span>value<text:span text:style-name="T2"> </text:span>(present,<text:span text:style-name="T2"> </text:span>but<text:span text:style-name="T2"> </text:span>with<text:span text:style-name="T2"> </text:span>no<text:span text:style-name="T2"> </text:span>value).<text:span text:style-name="T2"> </text:span>Only<text:span text:style-name="T2"> </text:span>the<text:span text:style-name="T2"> </text:span>latter<text:span text:style-name="T2"> </text:span>are<text:span text:style-name="T2"> </text:span>included<text:span text:style-name="T2"> </text:span>in<text:span text:style-name="T2"> </text:span>the<text:span text:style-name="T2"> </text:span>signature<text:span text:style-name="T2"> </text:span>calculation.</text:p>
        </text:list-item>
        <text:list-item>
          <text:p text:style-name="P6">Include<text:span text:style-name="T2"> </text:span>an<text:span text:style-name="T2"> “</text:span>expires<text:span text:style-name="T2">” </text:span>field<text:span text:style-name="T2"> </text:span>that<text:span text:style-name="T2"> </text:span>indicates<text:span text:style-name="T2"> </text:span>when<text:span text:style-name="T2"> </text:span>this<text:span text:style-name="T2"> </text:span>request<text:span text:style-name="T2"> </text:span>expires.<text:span text:style-name="T2"> </text:span>The<text:span text:style-name="T2"> </text:span>format<text:span text:style-name="T2"> </text:span>is<text:span text:style-name="T2"> </text:span>the<text:span text:style-name="T2"> </text:span>number<text:span text:style-name="T2"> </text:span>of<text:span text:style-name="T2"> </text:span>seconds<text:span text:style-name="T2"> </text:span>since<text:span text:style-name="T2"> </text:span>midnight,<text:span text:style-name="T2"> </text:span>Jan<text:span text:style-name="T2"> </text:span>1<text:span text:style-name="T3">st</text:span><text:span text:style-name="T2"> </text:span>1970<text:span text:style-name="T2"> </text:span>(the<text:span text:style-name="T2"> </text:span>Unix<text:span text:style-name="T2"> </text:span>Epoch).</text:p>
        </text:list-item>
      </text:list>
      <text:p text:style-name="Text_20_body">The<text:span text:style-name="T2"> </text:span>calculated<text:span text:style-name="T2"> </text:span>signature<text:span text:style-name="T2"> </text:span>will<text:span text:style-name="T2"> </text:span>be<text:span text:style-name="T2"> </text:span>provided<text:span text:style-name="T2"> </text:span>in<text:span text:style-name="T2"> </text:span>the<text:span text:style-name="T2"> “</text:span>signature<text:span text:style-name="T2">” </text:span>field.</text:p>
      <text:p text:style-name="Text_20_body">[1]<text:span text:style-name="T2"> </text:span><text:a xlink:type="simple" xlink:href="http://docs.amazonwebservices.com/AWSEC2/latest/UserGuide/using-query-api.html"><text:span text:style-name="Internet_20_link">http://docs.amazonwebservices.com/AWSEC2/latest/UserGuide/using-query-api.html</text:span></text:a></text:p>
      <text:p text:style-name="Text_20_body"/>
      <text:h text:style-name="Heading_20_1" text:outline-level="1"><text:soft-page-break/>Implementation<text:span text:style-name="T1"> </text:span>Considerations</text:h>
      <text:h text:style-name="Heading_20_2" text:outline-level="2">Hosting<text:span text:style-name="T1"> </text:span>downloads<text:span text:style-name="T1"> </text:span>in<text:span text:style-name="T1"> </text:span>Amazon<text:span text:style-name="T1"> </text:span>S3</text:h>
      <text:p text:style-name="Text_20_body">For<text:span text:style-name="T2"> </text:span>efficiency<text:span text:style-name="T2"> </text:span>reasons,<text:span text:style-name="T2"> </text:span>partners<text:span text:style-name="T2"> </text:span>may<text:span text:style-name="T2"> </text:span>choose<text:span text:style-name="T2"> </text:span>to<text:span text:style-name="T2"> </text:span>host<text:span text:style-name="T2"> </text:span>the<text:span text:style-name="T2"> </text:span>actual<text:span text:style-name="T2"> </text:span>file<text:span text:style-name="T2"> </text:span>download<text:span text:style-name="T2"> </text:span>in<text:span text:style-name="T2"> </text:span>a<text:span text:style-name="T2"> </text:span>cloud-based<text:span text:style-name="T2"> </text:span>file<text:span text:style-name="T2"> </text:span>hosting<text:span text:style-name="T2"> </text:span>service<text:span text:style-name="T2"> </text:span>such<text:span text:style-name="T2"> </text:span>as<text:span text:style-name="T2"> </text:span>Amazon<text:span text:style-name="T2"> </text:span>S3.<text:span text:style-name="T2"> </text:span>The<text:span text:style-name="T2"> </text:span>POST<text:span text:style-name="T2"> </text:span>based<text:span text:style-name="T2"> </text:span>request<text:span text:style-name="T2"> </text:span>protocol<text:span text:style-name="T2"> </text:span>would<text:span text:style-name="T2"> </text:span>still<text:span text:style-name="T2"> </text:span>be<text:span text:style-name="T2"> </text:span>handled<text:span text:style-name="T2"> </text:span>as<text:span text:style-name="T2"> </text:span>usual,<text:span text:style-name="T2"> </text:span>but<text:span text:style-name="T2"> </text:span>the<text:span text:style-name="T2"> </text:span>response<text:span text:style-name="T2"> </text:span>to<text:span text:style-name="T2"> </text:span>the<text:span text:style-name="T2"> </text:span>POST<text:span text:style-name="T2"> </text:span>would<text:span text:style-name="T2"> </text:span>include<text:span text:style-name="T2"> </text:span>a<text:span text:style-name="T2"> “</text:span>303<text:span text:style-name="T2"> </text:span>See<text:span text:style-name="T2"> </text:span>Other<text:span text:style-name="T2">” </text:span>status<text:span text:style-name="T2"> </text:span>to<text:span text:style-name="T2"> </text:span>refer<text:span text:style-name="T2"> </text:span>to<text:span text:style-name="T2"> </text:span>a<text:span text:style-name="T2"> </text:span>3<text:span text:style-name="T3">rd</text:span><text:span text:style-name="T2"> </text:span>party<text:span text:style-name="T2"> </text:span>download<text:span text:style-name="T2"> </text:span>location.</text:p>
      <text:p text:style-name="Text_20_body">The<text:span text:style-name="T2"> </text:span>advantage<text:span text:style-name="T2"> </text:span>of<text:span text:style-name="T2"> </text:span>using<text:span text:style-name="T2"> </text:span>Amazon<text:span text:style-name="T2"> </text:span>S3<text:span text:style-name="T2"> </text:span>is<text:span text:style-name="T2"> </text:span>that<text:span text:style-name="T2"> </text:span>it<text:span text:style-name="T2"> </text:span>supports<text:span text:style-name="T2"> </text:span>URLs<text:span text:style-name="T2"> </text:span>where<text:span text:style-name="T2"> </text:span>an<text:span text:style-name="T2"> </text:span>expiry<text:span text:style-name="T2"> </text:span>date<text:span text:style-name="T2"> </text:span>can<text:span text:style-name="T2"> </text:span>be<text:span text:style-name="T2"> </text:span>embedded<text:span text:style-name="T2"> </text:span>in<text:span text:style-name="T2"> </text:span>a<text:span text:style-name="T2"> </text:span>secure<text:span text:style-name="T2"> </text:span>fashion<text:span text:style-name="T2"> </text:span>via<text:span text:style-name="T2"> </text:span>a<text:span text:style-name="T2"> </text:span>so-called<text:span text:style-name="T2"> “</text:span>Signed<text:span text:style-name="T2"> </text:span>URL<text:span text:style-name="T2">”</text:span>.<text:span text:style-name="T2"> </text:span>This<text:span text:style-name="T2"> </text:span>allows<text:span text:style-name="T2"> </text:span>the<text:span text:style-name="T2"> </text:span>POST<text:span text:style-name="T2"> </text:span>handle<text:span text:style-name="T2"> </text:span>to<text:span text:style-name="T2"> </text:span>create<text:span text:style-name="T2"> </text:span>and<text:span text:style-name="T2"> </text:span>redirect<text:span text:style-name="T2"> </text:span>to<text:span text:style-name="T2"> </text:span>a<text:span text:style-name="T2"> </text:span>time-limited<text:span text:style-name="T2"> </text:span>URL<text:span text:style-name="T2"> </text:span>which<text:span text:style-name="T2"> </text:span>greatly<text:span text:style-name="T2"> </text:span>limits<text:span text:style-name="T2"> </text:span>the<text:span text:style-name="T2"> </text:span>ability<text:span text:style-name="T2"> </text:span>for<text:span text:style-name="T2"> </text:span>customers<text:span text:style-name="T2"> </text:span>to<text:span text:style-name="T2"> </text:span>download<text:span text:style-name="T2"> </text:span>the<text:span text:style-name="T2"> </text:span>file<text:span text:style-name="T2"> </text:span>without<text:span text:style-name="T2"> </text:span>going<text:span text:style-name="T2"> </text:span>through<text:span text:style-name="T2"> </text:span>the<text:span text:style-name="T2"> </text:span>market<text:span text:style-name="T2"> </text:span>place.</text:p>
      <text:p text:style-name="P7">When<text:span text:style-name="T2"> </text:span>using<text:span text:style-name="T2"> </text:span>Amazon<text:span text:style-name="T2"> </text:span>S3,<text:span text:style-name="T2"> </text:span>you<text:span text:style-name="T2"> </text:span>should<text:span text:style-name="T2"> </text:span>take<text:span text:style-name="T2"> </text:span>care<text:span text:style-name="T2"> </text:span>to<text:span text:style-name="T2"> </text:span>set<text:span text:style-name="T2"> </text:span>the<text:span text:style-name="T2"> “</text:span>Content-Type<text:span text:style-name="T2">” </text:span>and<text:span text:style-name="T2"> “</text:span>Content-Disposition<text:span text:style-name="T2">” </text:span>meta<text:span text:style-name="T2"> </text:span>data<text:span text:style-name="T2"> </text:span>keys<text:span text:style-name="T2"> </text:span>on<text:span text:style-name="T2"> </text:span>the<text:span text:style-name="T2"> </text:span>download.<text:span text:style-name="T2"> </text:span>This<text:span text:style-name="T2"> </text:span>will<text:span text:style-name="T2"> </text:span>result<text:span text:style-name="T2"> </text:span>in<text:span text:style-name="T2"> </text:span>the<text:span text:style-name="T2"> </text:span>corresponding<text:span text:style-name="T2"> </text:span>HTTP<text:span text:style-name="T2"> </text:span>headers<text:span text:style-name="T2"> </text:span>to<text:span text:style-name="T2"> </text:span>be<text:span text:style-name="T2"> </text:span>returned.<text:span text:style-name="T2"> </text:span>Without<text:span text:style-name="T2"> </text:span>these<text:span text:style-name="T2"> </text:span>headers,<text:span text:style-name="T2"> </text:span>download<text:span text:style-name="T2"> </text:span>integration<text:span text:style-name="T2"> </text:span>will<text:span text:style-name="T2"> </text:span>not<text:span text:style-name="T2"> </text:span>work<text:span text:style-name="T2"> </text:span>correctly<text:span text:style-name="T2"> </text:span>on<text:span text:style-name="T2"> </text:span>all<text:span text:style-name="T2"> </text:span>brows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Lohit Devanagari2" svg:font-family="'Lohit Devanagar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WenQuanYi Zen Hei1" style:font-size-asian="12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Wingdings 2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Wingdings 2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rt Jansen</meta:initial-creator>
    <meta:creation-date>2011-11-04T16:55:46</meta:creation-date>
    <dc:creator>Geert Jansen</dc:creator>
    <dc:date>2012-01-04T15:44:03</dc:date>
    <meta:editing-cycles>22</meta:editing-cycles>
    <meta:editing-duration>PT14H50M7S</meta:editing-duration>
    <meta:document-statistic meta:table-count="1" meta:image-count="0" meta:object-count="0" meta:page-count="4" meta:paragraph-count="114" meta:word-count="1301" meta:character-count="7623" meta:non-whitespace-character-count="6458"/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